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d206" officeooo:paragraph-rsid="0017d206"/>
    </style:style>
    <style:style style:name="P2" style:family="paragraph" style:parent-style-name="Text_20_body">
      <style:text-properties officeooo:rsid="0019a556" officeooo:paragraph-rsid="0019a556"/>
    </style:style>
    <style:style style:name="P3" style:family="paragraph" style:parent-style-name="Text_20_body">
      <style:text-properties officeooo:rsid="001abfa6" officeooo:paragraph-rsid="001abfa6"/>
    </style:style>
    <style:style style:name="P4" style:family="paragraph" style:parent-style-name="Text_20_body">
      <style:text-properties officeooo:rsid="001aca7f" officeooo:paragraph-rsid="001aca7f"/>
    </style:style>
    <style:style style:name="P5" style:family="paragraph" style:parent-style-name="Text_20_body">
      <style:text-properties officeooo:rsid="001cc5c2" officeooo:paragraph-rsid="001cc5c2"/>
    </style:style>
    <style:style style:name="P6" style:family="paragraph" style:parent-style-name="Text_20_body">
      <style:text-properties officeooo:rsid="00210195" officeooo:paragraph-rsid="00210195"/>
    </style:style>
    <style:style style:name="P7" style:family="paragraph" style:parent-style-name="Heading_20_2">
      <style:text-properties officeooo:rsid="0019a556" officeooo:paragraph-rsid="0019a556"/>
    </style:style>
    <style:style style:name="P8" style:family="paragraph" style:parent-style-name="Heading_20_2">
      <style:text-properties officeooo:rsid="00210195" officeooo:paragraph-rsid="00210195"/>
    </style:style>
    <style:style style:name="P9" style:family="paragraph" style:parent-style-name="Heading_20_1">
      <style:paragraph-properties fo:text-align="center" style:justify-single-word="false"/>
      <style:text-properties officeooo:rsid="0017d206" officeooo:paragraph-rsid="0017d206"/>
    </style:style>
    <style:style style:name="T1" style:family="text">
      <style:text-properties officeooo:rsid="00183a95"/>
    </style:style>
    <style:style style:name="T2" style:family="text">
      <style:text-properties officeooo:rsid="001abfa6"/>
    </style:style>
    <style:style style:name="T3" style:family="text">
      <style:text-properties officeooo:rsid="001aca7f"/>
    </style:style>
    <style:style style:name="T4" style:family="text">
      <style:text-properties officeooo:rsid="001cc5c2"/>
    </style:style>
    <style:style style:name="T5" style:family="text">
      <style:text-properties officeooo:rsid="001e14f4"/>
    </style:style>
    <style:style style:name="T6" style:family="text">
      <style:text-properties officeooo:rsid="002127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Coursework 1 Report</text:h>
      <text:p text:style-name="P1">Greg Young</text:p>
      <text:p text:style-name="P1"><text:a xlink:type="simple" xlink:href="mailto:40282075@live.napier.ac.uk" text:style-name="Internet_20_link" text:visited-style-name="Visited_20_Internet_20_Link">40282075@live.napier.ac.uk</text:a></text:p>
      <text:p text:style-name="P1">Edinburgh Napier University – Web Technologies <text:span text:style-name="T1">(</text:span>S<text:span text:style-name="T1">ET08101)</text:span></text:p>
      <text:h text:style-name="P7" text:outline-level="2">Introduction</text:h>
      <text:p text:style-name="P2">This coursework entails designing and producing a website that allows a user to encode text through the use of two different cyphers or encoding schemes. The website should include:</text:p>
      <text:p text:style-name="P2"><text:tab/>i) A way in which the user is able to type their text message to be encoded,</text:p>
      <text:p text:style-name="P2"><text:tab/>ii) A way in which the resulting encoded message can be communicated back to the user,</text:p>
      <text:p text:style-name="P2"><text:tab/>iii) The option to select between cyphers which will encode the given text message,</text:p>
      <text:p text:style-name="P2"><text:tab/>iv) <text:span text:style-name="T2">A way in which the user can initiate the process of the chosen cypher to encode the text,</text:span></text:p>
      <text:p text:style-name="P3"><text:tab/>v) <text:span text:style-name="T3">The ability to decipher the encoded text to return the original plaintext.</text:span></text:p>
      <text:p text:style-name="P4">The cyphers I have chosen for this coursework are, firstly, a special type of Caesar cipher called ROT13. This particular cypher involves the shifting of the basic Latin alphabet by 13 places. In other words, the plaintext letter given by the user will be replaced with the letter 13 places ahead of it in our standard alphabet. Should the plaintext letter be found in the second half of the alphabet the<text:span text:style-name="T4">n the rule still applies as we can imagine that the end of the alphabet is followed directly by the beginning (a=1st, 26th+1 etc).</text:span></text:p>
      <text:p text:style-name="P5">Secondly, I have chosen a type of <text:span text:style-name="T5">simple </text:span>substitution cypher where the plaintext letter corresponds uniquely to a different letter of the alphabet. <text:span text:style-name="T5">An alternative alphabet with the same properties as our standard alphabet exists with the only difference being the order of letters. Each letter is always replaced with the same letter in the alternate alphabet.</text:span></text:p>
      <text:h text:style-name="P8" text:outline-level="2">Software Design</text:h>
      <text:p text:style-name="P6"><text:span text:style-name="T6">Through the use of an HTML document, t</text:span>he approach I will take to create this webpage is to allow the user to type their text message into an input text box on screen and provide two cipher buttons which gives the user the ability to choose which method will encode their message. Both buttons will run the corresponding cipher between two different javascript files (Caesar cipher and simple cipher). The encoded message will appear in an area of the screen below the input box. There will also be another two buttons on screen, both of which will decipher the message <text:span text:style-name="T6">through two more javascript files</text:span> <text:span text:style-name="T6">corresponding to which method was used to encode the text originally. The decoded text will appear underneath the encoded text. A CSS file will also be created to implement the style features of the HTML document that the user will see on scr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20:47:40.832000000</meta:creation-date>
    <dc:date>2019-03-08T00:24:11.005000000</dc:date>
    <meta:editing-duration>PT14M15S</meta:editing-duration>
    <meta:editing-cycles>2</meta:editing-cycles>
    <meta:generator>LibreOffice/6.2.0.3$Windows_X86_64 LibreOffice_project/98c6a8a1c6c7b144ce3cc729e34964b47ce25d62</meta:generator>
    <meta:document-statistic meta:table-count="0" meta:image-count="0" meta:object-count="0" meta:page-count="1" meta:paragraph-count="15" meta:word-count="422" meta:character-count="2483" meta:non-whitespace-character-count="2070"/>
  </office:meta>
</office:document-meta>
</file>